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10 Pitch" svg:font-family="'Courier 10 Pitch'" style:font-pitch="fixed"/>
    <style:font-face style:name="Bitstream Vera Sans" svg:font-family="'Bitstream Vera Sans'" style:font-family-generic="roman" style:font-pitch="variable"/>
    <style:font-face style:name="Century Gothic" svg:font-family="'Century Gothic'" style:font-adornments="Regular" style:font-family-generic="swiss" style:font-pitch="variable"/>
    <style:font-face style:name="Bitstream Vera Sans1" svg:font-family="'Bitstream Vera Sans'" style:font-family-generic="system" style:font-pitch="variable"/>
  </office:font-face-decls>
  <office:automatic-styles>
    <style:style style:name="DocumentHistory" style:family="table">
      <style:table-properties style:width="16cm" table:align="margins"/>
    </style:style>
    <style:style style:name="DocumentHistory.A" style:family="table-column">
      <style:table-column-properties style:column-width="4.001cm" style:rel-column-width="16383*"/>
    </style:style>
    <style:style style:name="DocumentHistory.D" style:family="table-column">
      <style:table-column-properties style:column-width="4.001cm" style:rel-column-width="16386*"/>
    </style:style>
    <style:style style:name="DocumentHistory.A1" style:family="table-cell">
      <style:table-cell-properties fo:padding="0.097cm" fo:border-left="0.002cm solid #000000" fo:border-right="none" fo:border-top="0.002cm solid #000000" fo:border-bottom="0.002cm solid #000000"/>
    </style:style>
    <style:style style:name="DocumentHistory.D1" style:family="table-cell">
      <style:table-cell-properties fo:padding="0.097cm" fo:border="0.002cm solid #000000"/>
    </style:style>
    <style:style style:name="DocumentHistory.A2" style:family="table-cell">
      <style:table-cell-properties fo:padding="0.097cm" fo:border-left="0.002cm solid #000000" fo:border-right="none" fo:border-top="none" fo:border-bottom="0.002cm solid #000000"/>
    </style:style>
    <style:style style:name="DocumentHistory.D2" style:family="table-cell">
      <style:table-cell-properties fo:padding="0.097cm" fo:border-left="0.002cm solid #000000" fo:border-right="0.002cm solid #000000" fo:border-top="none" fo:border-bottom="0.002cm solid #000000"/>
    </style:style>
    <style:style style:name="requirements" style:family="table">
      <style:table-properties style:width="16cm" table:align="margins"/>
    </style:style>
    <style:style style:name="requirements.A" style:family="table-column">
      <style:table-column-properties style:column-width="4.001cm" style:rel-column-width="16383*"/>
    </style:style>
    <style:style style:name="requirements.C" style:family="table-column">
      <style:table-column-properties style:column-width="7.999cm" style:rel-column-width="32766*"/>
    </style:style>
    <style:style style:name="requirements.A1" style:family="table-cell">
      <style:table-cell-properties fo:padding="0.097cm" fo:border-left="0.002cm solid #000000" fo:border-right="none" fo:border-top="0.002cm solid #000000" fo:border-bottom="0.002cm solid #000000"/>
    </style:style>
    <style:style style:name="requirements.C1" style:family="table-cell">
      <style:table-cell-properties fo:padding="0.097cm" fo:border="0.002cm solid #000000"/>
    </style:style>
    <style:style style:name="requirements.A2" style:family="table-cell">
      <style:table-cell-properties fo:padding="0.097cm" fo:border-left="0.002cm solid #000000" fo:border-right="none" fo:border-top="none" fo:border-bottom="0.002cm solid #000000"/>
    </style:style>
    <style:style style:name="requirements.C2" style:family="table-cell">
      <style:table-cell-properties fo:padding="0.097cm" fo:border-left="0.002cm solid #000000" fo:border-right="0.002cm solid #000000" fo:border-top="none" fo:border-bottom="0.002cm solid #000000"/>
    </style:style>
    <style:style style:name="Table18" style:family="table">
      <style:table-properties style:width="16.007cm" fo:margin-left="0cm" fo:margin-right="-0.007cm" table:align="margins" style:may-break-between-rows="false"/>
    </style:style>
    <style:style style:name="Table18.A" style:family="table-column">
      <style:table-column-properties style:column-width="2.621cm" style:rel-column-width="10733*"/>
    </style:style>
    <style:style style:name="Table18.B" style:family="table-column">
      <style:table-column-properties style:column-width="13.386cm" style:rel-column-width="54802*"/>
    </style:style>
    <style:style style:name="Table18.A1" style:family="table-cell">
      <style:table-cell-properties fo:padding="0.097cm" fo:border="none"/>
    </style:style>
    <style:style style:name="P1" style:family="paragraph" style:parent-style-name="Heading_20_1"/>
    <style:style style:name="P2" style:family="paragraph" style:parent-style-name="Text_20_body">
      <style:paragraph-properties fo:text-align="center" style:justify-single-word="false"/>
      <style:text-properties fo:font-size="22pt" style:font-size-asian="22pt" style:font-size-complex="22pt"/>
    </style:style>
    <style:style style:name="P3" style:family="paragraph" style:parent-style-name="Text_20_body">
      <style:paragraph-properties fo:text-align="center" style:justify-single-word="false"/>
    </style:style>
    <style:style style:name="P4" style:family="paragraph" style:parent-style-name="Text_20_body">
      <style:text-properties fo:font-weight="bold" style:font-weight-asian="bold" style:font-weight-complex="bold"/>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Contents_20_2">
      <style:paragraph-properties>
        <style:tab-stops>
          <style:tab-stop style:position="15.501cm" style:type="right" style:leader-style="dotted" style:leader-text="."/>
        </style:tab-stops>
      </style:paragraph-properties>
    </style:style>
    <style:style style:name="P8" style:family="paragraph" style:parent-style-name="Contents_20_3">
      <style:paragraph-properties>
        <style:tab-stops>
          <style:tab-stop style:position="15.002cm" style:type="right" style:leader-style="dotted" style:leader-text="."/>
        </style:tab-stops>
      </style:paragraph-properties>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style:font-size-asian="12pt" style:font-size-complex="12pt"/>
    </style:style>
    <style:style style:name="P11" style:family="paragraph" style:parent-style-name="Table_20_Contents">
      <style:paragraph-properties fo:text-align="justify"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paragraph-properties fo:text-align="justify" style:justify-single-word="false"/>
    </style:style>
    <style:style style:name="T1" style:family="text">
      <style:text-properties style:text-position="super 58%"/>
    </style:style>
    <style:style style:name="T2" style:family="text">
      <style:text-properties style:font-name="Courier 10 Pitch"/>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Sahara Deployment Manual</text:p>
      <text:p text:style-name="P3">version 0.1<text:line-break/>June 16<text:span text:style-name="T1">th</text:span> 2007<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Seek You Too B.V.</text:p>
      <text:p text:style-name="Text_20_body"/>
      <text:p text:style-name="P4">Document History</text:p>
      <text:p text:style-name="P4"/>
      <table:table table:name="DocumentHistory" table:style-name="DocumentHistory">
        <table:table-column table:style-name="DocumentHistory.A" table:number-columns-repeated="3"/>
        <table:table-column table:style-name="DocumentHistory.D"/>
        <table:table-row>
          <table:table-cell table:style-name="DocumentHistory.A1" office:value-type="string">
            <text:p text:style-name="Table_20_Heading">Date</text:p>
          </table:table-cell>
          <table:table-cell table:style-name="DocumentHistory.A1" office:value-type="string">
            <text:p text:style-name="Table_20_Heading">Version</text:p>
          </table:table-cell>
          <table:table-cell table:style-name="DocumentHistory.A1" office:value-type="string">
            <text:p text:style-name="Table_20_Heading">Author</text:p>
          </table:table-cell>
          <table:table-cell table:style-name="DocumentHistory.D1" office:value-type="string">
            <text:p text:style-name="Table_20_Heading">Remarks</text:p>
          </table:table-cell>
        </table:table-row>
        <table:table-row>
          <table:table-cell table:style-name="DocumentHistory.A2" office:value-type="string">
            <text:p text:style-name="Table_20_Contents">2007-06-19</text:p>
          </table:table-cell>
          <table:table-cell table:style-name="DocumentHistory.A2" office:value-type="string">
            <text:p text:style-name="Table_20_Contents">0.1</text:p>
          </table:table-cell>
          <table:table-cell table:style-name="DocumentHistory.A2" office:value-type="string">
            <text:p text:style-name="Table_20_Contents">J.B. Jonkers, CQ2</text:p>
          </table:table-cell>
          <table:table-cell table:style-name="DocumentHistory.D2" office:value-type="string">
            <text:p text:style-name="Table_20_Contents">Initial version</text:p>
          </table:table-cell>
        </table:table-row>
      </table:table>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able of Contents</text:p>
          </text:index-title>
          <text:p text:style-name="P6">1.Intended audience<text:tab/>4</text:p>
          <text:p text:style-name="P6">2.Requirements<text:tab/>5</text:p>
          <text:p text:style-name="P7">2.1.Python Modules<text:tab/>5</text:p>
          <text:p text:style-name="P7">2.2.Linux<text:tab/>5</text:p>
          <text:p text:style-name="P7">2.3.Compilation<text:tab/>5</text:p>
          <text:p text:style-name="P7">2.4.Mod python 3.2.10<text:tab/>5</text:p>
          <text:p text:style-name="P6">3.Installation scripts<text:tab/>6</text:p>
          <text:p text:style-name="P7">3.1.Installation script cq2utils<text:tab/>6</text:p>
          <text:p text:style-name="P7">3.2.Installation script slowfoot<text:tab/>6</text:p>
          <text:p text:style-name="P8">3.2.1.Python<text:tab/>7</text:p>
          <text:p text:style-name="P8">3.2.2.Apache<text:tab/>7</text:p>
          <text:p text:style-name="P7">3.3.Installation script Mod Python<text:tab/>7</text:p>
          <text:p text:style-name="P7">3.4.Installation script Sahara<text:tab/>7</text:p>
          <text:p text:style-name="P8">3.4.1.Slowfoot configuration<text:tab/>8</text:p>
          <text:p text:style-name="P8">3.4.2.Apache configuration<text:tab/>8</text:p>
          <text:p text:style-name="P8">3.4.3.Apache modules<text:tab/>8</text:p>
          <text:p text:style-name="P8">3.4.4.PYTHONPATH<text:tab/>9</text:p>
        </text:index-body>
      </text:table-of-content>
      <text:p text:style-name="Text_20_body"/>
      <text:p text:style-name="Text_20_body"/>
      <text:p text:style-name="Text_20_body"/>
      <text:p text:style-name="Text_20_body"/>
      <text:p text:style-name="Text_20_body"/>
      <text:p text:style-name="Text_20_body"/>
      <text:p text:style-name="Text_20_body"/>
      <text:list text:style-name="Numbering_20_1">
        <text:list-item text:start-value="1">
          <text:h text:style-name="Heading_20_1" text:outline-level="1" text:restart-numbering="true" text:start-value="1">Intended audience</text:h>
        </text:list-item>
      </text:list>
      <text:p text:style-name="Text_20_body">The purpose of this document is to support those who want to install Sahara. It describes the installation scripts used.</text:p>
      <text:list text:style-name="Numbering_20_1" text:continue-numbering="true">
        <text:list-item>
          <text:h text:style-name="Heading_20_1" text:outline-level="1">Requirements</text:h>
        </text:list-item>
      </text:list>
      <text:p text:style-name="Text_20_body">Besides the python modules provided by Seek You Too, Sahara also requires additional third-party packages. Below is a list of the required third-party packages, along with the version.</text:p>
      <text:p text:style-name="Text_20_body"/>
      <table:table table:name="requirements" table:style-name="requirements">
        <table:table-column table:style-name="requirements.A" table:number-columns-repeated="2"/>
        <table:table-column table:style-name="requirements.C"/>
        <table:table-row>
          <table:table-cell table:style-name="requirements.A1" office:value-type="string">
            <text:p text:style-name="P9">Package</text:p>
          </table:table-cell>
          <table:table-cell table:style-name="requirements.A1" office:value-type="string">
            <text:p text:style-name="P9">Version</text:p>
          </table:table-cell>
          <table:table-cell table:style-name="requirements.C1" office:value-type="string">
            <text:p text:style-name="P9">URL for downloading</text:p>
          </table:table-cell>
        </table:table-row>
        <table:table-row>
          <table:table-cell table:style-name="requirements.A2" office:value-type="string">
            <text:p text:style-name="Table_20_Contents">Python</text:p>
          </table:table-cell>
          <table:table-cell table:style-name="requirements.A2" office:value-type="string">
            <text:p text:style-name="Table_20_Contents">2.4</text:p>
          </table:table-cell>
          <table:table-cell table:style-name="requirements.C2" office:value-type="string">
            <text:p text:style-name="Table_20_Contents">http://www.python.org</text:p>
          </table:table-cell>
        </table:table-row>
        <table:table-row>
          <table:table-cell table:style-name="requirements.A2" office:value-type="string">
            <text:p text:style-name="Table_20_Contents">Apache</text:p>
          </table:table-cell>
          <table:table-cell table:style-name="requirements.A2" office:value-type="string">
            <text:p text:style-name="Table_20_Contents">&gt;= 2.0</text:p>
          </table:table-cell>
          <table:table-cell table:style-name="requirements.C2" office:value-type="string">
            <text:p text:style-name="Table_20_Contents">http://httpd.apache.org</text:p>
          </table:table-cell>
        </table:table-row>
        <table:table-row>
          <table:table-cell table:style-name="requirements.A2" office:value-type="string">
            <text:p text:style-name="Table_20_Contents">ModPython</text:p>
          </table:table-cell>
          <table:table-cell table:style-name="requirements.A2" office:value-type="string">
            <text:p text:style-name="Table_20_Contents">&gt;= 3.2.10</text:p>
          </table:table-cell>
          <table:table-cell table:style-name="requirements.C2" office:value-type="string">
            <text:p text:style-name="Table_20_Contents">http://modpython.org</text:p>
          </table:table-cell>
        </table:table-row>
      </table:table>
      <text:p text:style-name="Text_20_body"/>
      <text:list text:style-name="Numbering_20_1" text:continue-numbering="true">
        <text:list-item>
          <text:list text:continue-numbering="true">
            <text:list-item>
              <text:h text:style-name="Heading_20_2" text:outline-level="2">Python Modules</text:h>
            </text:list-item>
          </text:list>
        </text:list-item>
      </text:list>
      <table:table table:name="Table18" table:style-name="Table18">
        <table:table-column table:style-name="Table18.A"/>
        <table:table-column table:style-name="Table18.B"/>
        <table:table-row>
          <table:table-cell table:style-name="Table18.A1" office:value-type="string">
            <text:p text:style-name="P10">Name:</text:p>
          </table:table-cell>
          <table:table-cell table:style-name="Table18.A1" office:value-type="string">
            <text:p text:style-name="Table_20_Contents">Amara (version 1.1.7), 4 Suite (version 1.0.2)</text:p>
          </table:table-cell>
        </table:table-row>
        <table:table-row>
          <table:table-cell table:style-name="Table18.A1" office:value-type="string">
            <text:p text:style-name="P10">Maintainer:</text:p>
          </table:table-cell>
          <table:table-cell table:style-name="Table18.A1" office:value-type="string">
            <text:p text:style-name="Table_20_Contents">Uche Ogbuji</text:p>
          </table:table-cell>
        </table:table-row>
        <table:table-row>
          <table:table-cell table:style-name="Table18.A1" office:value-type="string">
            <text:p text:style-name="P10">License:</text:p>
          </table:table-cell>
          <table:table-cell table:style-name="Table18.A1" office:value-type="string">
            <text:p text:style-name="Table_20_Contents">Custom license based on the Apache Software License, Version 1.1</text:p>
          </table:table-cell>
        </table:table-row>
        <table:table-row>
          <table:table-cell table:style-name="Table18.A1" office:value-type="string">
            <text:p text:style-name="P10">Location:</text:p>
          </table:table-cell>
          <table:table-cell table:style-name="Table18.A1" office:value-type="string">
            <text:p text:style-name="Table_20_Contents">http://uche.ogbuji.net/tech/4suite/amara/</text:p>
          </table:table-cell>
        </table:table-row>
        <table:table-row>
          <table:table-cell table:style-name="Table18.A1" office:value-type="string">
            <text:p text:style-name="P10">Description:</text:p>
          </table:table-cell>
          <table:table-cell table:style-name="Table18.A1" office:value-type="string">
            <text:p text:style-name="P11">Amara XML toolkit is an open-source collection of Python tools for XML processing. These tools have been built from the ground up to use Python idioms and take advantage of the many advantages of Python over other programming languages.</text:p>
          </table:table-cell>
        </table:table-row>
      </table:table>
      <text:p text:style-name="Standard"/>
      <text:list text:style-name="Numbering_20_1" text:continue-numbering="true">
        <text:list-item>
          <text:list text:continue-numbering="true">
            <text:list-item>
              <text:h text:style-name="Heading_20_2" text:outline-level="2">Linux</text:h>
            </text:list-item>
          </text:list>
        </text:list-item>
      </text:list>
      <text:p text:style-name="P12">For the development of Sahara the linux distribution of Debian has been used. The Sahara software itself does not depend on a specific flavor of linux. The installation of third-party packages <text:s/>however may depend on the linux distribution and the installation scripts are mainly based on Debian version 4.0 (etch). For the linux distributions of Suse and Fedora, the installation scripts have been augmented to support those as well.</text:p>
      <text:list text:style-name="Numbering_20_1" text:continue-numbering="true">
        <text:list-item>
          <text:list text:continue-numbering="true">
            <text:list-item>
              <text:h text:style-name="Heading_20_2" text:outline-level="2">Compilation</text:h>
            </text:list-item>
          </text:list>
        </text:list-item>
      </text:list>
      <text:p text:style-name="P12">Slowfoot is part of Sahara and requires for a working compiler to be installed. It needs to compile so called suid programs that slowfoot requires for its user management.</text:p>
      <text:list text:style-name="Numbering_20_1" text:continue-numbering="true">
        <text:list-item>
          <text:list text:continue-numbering="true">
            <text:list-item>
              <text:h text:style-name="Heading_20_2" text:outline-level="2">Mod python 3.2.10</text:h>
            </text:list-item>
          </text:list>
        </text:list-item>
      </text:list>
      <text:p text:style-name="P12">If during the installation the choice to install mod python is made, additional tools will need to be installed.</text:p>
      <text:p text:style-name="P12">Mod python will be downloaded from the official website. After that it will be extracted and compiled. Mod python requires the developers tools for Apache to be installed, as well as tools to compile C code.</text:p>
      <text:list text:style-name="Numbering_20_1" text:continue-numbering="true">
        <text:list-item>
          <text:h text:style-name="Heading_20_1" text:outline-level="1">Installation scripts</text:h>
        </text:list-item>
      </text:list>
      <text:p text:style-name="P12">The install script is not just a single script but consists out of various smaller scripts. Each one of these scripts does a small part of the installation. The script called '<text:span text:style-name="T2">install.sh</text:span>' is the main script from which all other scripts are started and will be referred to as the install script. </text:p>
      <text:p text:style-name="P12">The install script will start with asking the user questions. Which parts of the installation procedure they would like the script to handle for them. This includes asking if the user wants to the script to install third-party products like Python and Apache, as well as asking if it is allowed to make changes to the system.</text:p>
      <text:p text:style-name="P12">Experienced system administrators might not want the installation script to perform these tasks for they might have a different setup. In order to keep track of which tasks the administrator still has to perform, a file called TODO will be created. For every step in the installtion script that is skipped because the system administrator answered 'No' to a question, a line will be added to this TODO file. The line will describe the step the system administrator has to perform. Only after completing these steps in the TODO file will the installation of Sahara be complete.</text:p>
      <text:p text:style-name="Text_20_body">There are three installation scripts which are spawned from the main installation script:</text:p>
      <text:list text:style-name="L1">
        <text:list-item>
          <text:p text:style-name="P13">install_cq2utils.sh</text:p>
        </text:list-item>
        <text:list-item>
          <text:p text:style-name="P13">install_slowfoot.sh</text:p>
        </text:list-item>
        <text:list-item>
          <text:p text:style-name="P13">install_mod_python_3.2.10.sh</text:p>
        </text:list-item>
      </text:list>
      <text:p text:style-name="P12">All of these perform a installation for components that are required for Sahara to operate properly.</text:p>
      <text:p text:style-name="P12">Depending on the linux distribution (Suse, Fedora or Debian), required packages are installed using the software package tool of the linux distribution.</text:p>
      <text:list text:style-name="Numbering_20_1" text:continue-numbering="true">
        <text:list-item>
          <text:list text:continue-numbering="true">
            <text:list-item>
              <text:h text:style-name="Heading_20_2" text:outline-level="2">Installation script cq2utils</text:h>
            </text:list-item>
          </text:list>
        </text:list-item>
      </text:list>
      <text:p text:style-name="P12">The cq2utils installation script will install a python package created by Seek You Too which contains commonly used functions in Slowfoot and Sahara. This installation step cannot be skipped.</text:p>
      <text:list text:style-name="Numbering_20_1" text:continue-numbering="true">
        <text:list-item>
          <text:list text:continue-numbering="true">
            <text:list-item>
              <text:h text:style-name="Heading_20_2" text:outline-level="2">Installation script slowfoot</text:h>
            </text:list-item>
          </text:list>
        </text:list-item>
      </text:list>
      <text:p text:style-name="P12">Slowfoot is a template processing system that is used within Sahara to render the pages of the webcontrol panel. It therefor requires the third-party packages Apache, Python and Modpython. The versions required for these third-party packages can be found in the requirements chapter, along with a URL where they can be obtained.</text:p>
      <text:p text:style-name="P12">The installation script for slowfoot can install Apache, Python and Modpython automatically if this is desirable by the system administrator. If not, installation of these packages is skipped and left to the system administrator to perform manually.</text:p>
      <text:p text:style-name="P12">The slowfoot installation also requires a system group to be created called 'slowfoot'. This is required for the user authentication part of slowfoot. The installation scripts will ask if it should create this group. The user under which apache runs should be added to this group. If the creation of this group is done by the installation script, then the user under which apache runs will be added to the group by the script.</text:p>
      <text:list text:style-name="Numbering_20_1" text:continue-numbering="true">
        <text:list-item>
          <text:list text:continue-numbering="true">
            <text:list-item>
              <text:list text:continue-numbering="true">
                <text:list-item>
                  <text:h text:style-name="Heading_20_3" text:outline-level="3">Python</text:h>
                </text:list-item>
              </text:list>
            </text:list-item>
          </text:list>
        </text:list-item>
      </text:list>
      <text:p text:style-name="P12">Along with Python several required libraries will be installed. These libraries are necessary for slowfoot to function properly. A list of these libraries can be found in the requirements chapter.</text:p>
      <text:list text:style-name="Numbering_20_1" text:continue-numbering="true">
        <text:list-item>
          <text:list text:continue-numbering="true">
            <text:list-item>
              <text:list text:continue-numbering="true">
                <text:list-item>
                  <text:h text:style-name="Heading_20_3" text:outline-level="3">Apache</text:h>
                </text:list-item>
              </text:list>
            </text:list-item>
          </text:list>
        </text:list-item>
      </text:list>
      <text:p text:style-name="P12">Apache comes with several types of server. The preferred type is 'worker'. Using a different type of server might result in unexpected behavior. The user under which apache operates has to be added to the system group called slowfoot. </text:p>
      <text:list text:style-name="Numbering_20_1" text:continue-numbering="true">
        <text:list-item>
          <text:list text:continue-numbering="true">
            <text:list-item>
              <text:h text:style-name="Heading_20_2" text:outline-level="2">Installation script Mod Python</text:h>
            </text:list-item>
          </text:list>
        </text:list-item>
      </text:list>
      <text:p text:style-name="P12">Mod Python is an Apache module that embeds the Python interpreter. Installing or using any version prior to the version listed in the requirements chapter might result in unexpected behavior. To ensure the proper version of Mod Python is installed by the installation script, the sources are downloaded from the official site by the script. After downloading the script will proceed to compile the sources for which it will need to following tools:</text:p>
      <text:list text:style-name="L2">
        <text:list-item>
          <text:p text:style-name="P14">make</text:p>
        </text:list-item>
        <text:list-item>
          <text:p text:style-name="P14">gcc</text:p>
        </text:list-item>
        <text:list-item>
          <text:p text:style-name="P14">flex</text:p>
        </text:list-item>
      </text:list>
      <text:p text:style-name="P12">These tools can be installed by the script using the software package tool of the linux distribution. Besides these tools, Mod Python also requires the developers package for apache to be installed.</text:p>
      <text:list text:style-name="Numbering_20_1" text:continue-numbering="true">
        <text:list-item>
          <text:list text:continue-numbering="true">
            <text:list-item>
              <text:h text:style-name="Heading_20_2" text:outline-level="2">Installation script Sahara</text:h>
            </text:list-item>
          </text:list>
        </text:list-item>
      </text:list>
      <text:p text:style-name="P12">The Sahara installation script will install the dependencies of Sahara as well as provide configuration files.</text:p>
      <text:p text:style-name="P12">Sahara requires an apache configuration which includes a basic HTTP and a HTTPS section. On top of that, it will require a basic HTTP section which makes slowfoot available to Sahara using the local loop.</text:p>
      <text:list text:style-name="Numbering_20_1" text:continue-numbering="true">
        <text:list-item>
          <text:list text:continue-numbering="true">
            <text:list-item>
              <text:list text:continue-numbering="true">
                <text:list-item>
                  <text:h text:style-name="Heading_20_3" text:outline-level="3">Slowfoot configuration</text:h>
                </text:list-item>
              </text:list>
            </text:list-item>
          </text:list>
        </text:list-item>
      </text:list>
      <text:p text:style-name="P12">The URL to this local loop bound slowfoot needs to be recorded in a file called slowconfig.py. This file needs to be located in the Web Control Panel directory. If apache is being installed using the installation script, then this is taken care of automatically. If apache is not being installed using the installation script, the installation script will place a template slowconfig.py in the directory called 'config', located in the same directory as the installation script. An item will be recorded in the TODO file to remind the system administrator to take the step of setting up the slowconfig.py file.</text:p>
      <text:list text:style-name="Numbering_20_1" text:continue-numbering="true">
        <text:list-item>
          <text:list text:continue-numbering="true">
            <text:list-item>
              <text:list text:continue-numbering="true">
                <text:list-item>
                  <text:h text:style-name="Heading_20_3" text:outline-level="3">Apache configuration</text:h>
                </text:list-item>
              </text:list>
            </text:list-item>
          </text:list>
        </text:list-item>
      </text:list>
      <text:p text:style-name="P12">The Apache configuration for Sahara can be automatically generated and placed at the default apache configuration file location. Depending on if the installation script is allowed to install Apache, the configuration file is completed with the right filepaths and server name. If the script is not allowed to install Apache, this completed configuration file will be placed in he directory called 'config', located in the same directory as the installation script. An item will be recorded in the TODO file to remind the system administrator to check the Apache configuration and to place it at the proper place.</text:p>
      <text:list text:style-name="Numbering_20_1" text:continue-numbering="true">
        <text:list-item>
          <text:list text:continue-numbering="true">
            <text:list-item>
              <text:list text:continue-numbering="true">
                <text:list-item>
                  <text:h text:style-name="Heading_20_3" text:outline-level="3">Apache modules</text:h>
                </text:list-item>
              </text:list>
            </text:list-item>
          </text:list>
        </text:list-item>
      </text:list>
      <text:p text:style-name="P12">The following apache modules have to be enabled for Slowfoot and Sahara to operate properly:</text:p>
      <text:list text:style-name="L3">
        <text:list-item>
          <text:p text:style-name="P15">modpython</text:p>
        </text:list-item>
        <text:list-item>
          <text:p text:style-name="P15">ssl</text:p>
        </text:list-item>
        <text:list-item>
          <text:p text:style-name="P15">proxy</text:p>
        </text:list-item>
        <text:list-item>
          <text:p text:style-name="P15">rewrite</text:p>
        </text:list-item>
        <text:list-item>
          <text:p text:style-name="P15">cgid</text:p>
        </text:list-item>
      </text:list>
      <text:p text:style-name="P12">The installation script can do this for the linux distributions Debian and Suse. Fedora is not supported in this part of the installation. If the installation script is not installing apache, these modules will have to be enabled by hand by the system administrator.</text:p>
      <text:p text:style-name="P12">Caching modules used with Apache have a negative affect on slowfoot and should be disabled. It is possible for Slowfoot and Sahara not to function properly if these modules are left enabled.</text:p>
      <text:p text:style-name="P12"/>
      <text:p text:style-name="P12"/>
      <text:p text:style-name="P12"/>
      <text:list text:style-name="Numbering_20_1" text:continue-numbering="true">
        <text:list-item>
          <text:list text:continue-numbering="true">
            <text:list-item>
              <text:list text:continue-numbering="true">
                <text:list-item>
                  <text:h text:style-name="Heading_20_3" text:outline-level="3">PYTHONPATH</text:h>
                </text:list-item>
              </text:list>
            </text:list-item>
          </text:list>
        </text:list-item>
      </text:list>
      <text:p text:style-name="P12">In order to start the harvester, the PYTHONPATH environment variable will need to be set. The location of the lib directory located in the directory in which Sahara is installed needs to be added to this environment variable. Optionally, the installation script can add a line to the .bashrc of the sahara user.</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10 Pitch" svg:font-family="'Courier 10 Pitch'" style:font-pitch="fixed"/>
    <style:font-face style:name="Bitstream Vera Sans" svg:font-family="'Bitstream Vera Sans'" style:font-family-generic="roman" style:font-pitch="variable"/>
    <style:font-face style:name="Century Gothic" svg:font-family="'Century Gothic'" style:font-adornments="Regular" style:font-family-generic="swiss" style:font-pitch="variable"/>
    <style:font-face style:name="Bitstream Vera Sans1"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1" style:font-size-asian="12pt" style:language-asian="en" style:country-asian="US" style:font-name-complex="Bitstream Vera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line-height-at-least="0.6cm" fo:orphans="3" fo:widows="3" fo:background-color="transparent" style:shadow="none">
        <style:tab-stops/>
        <style:background-image/>
      </style:paragraph-properties>
      <style:text-properties style:font-name="Century Gothic" fo:font-size="10pt"/>
    </style:style>
    <style:style style:name="Text_20_body" style:display-name="Text body" style:family="paragraph" style:parent-style-name="Standard" style:class="text" style:master-page-name="">
      <style:paragraph-properties fo:margin-top="0cm" fo:margin-bottom="0.199cm"/>
    </style:style>
    <style:style style:name="Heading" style:family="paragraph" style:parent-style-name="Standard" style:next-style-name="Text_20_body" style:class="text" style:master-page-name="">
      <style:paragraph-properties fo:margin-top="0.199cm" fo:margin-bottom="0.101cm" fo:background-color="transparent" fo:keep-with-next="always">
        <style:drop-cap/>
        <style:background-image/>
      </style:paragraph-properties>
      <style:text-properties fo:font-style="italic" fo:font-weight="bold"/>
    </style:style>
    <style:style style:name="Heading_20_1" style:display-name="Heading 1" style:family="paragraph" style:parent-style-name="Heading" style:next-style-name="Text_20_body" style:list-style-name="Numbering_20_1" style:class="text" style:master-page-name="" style:default-outline-level="1">
      <style:paragraph-properties fo:break-before="page" fo:background-color="transparent">
        <style:background-image/>
      </style:paragraph-properties>
      <style:text-properties fo:font-size="150%"/>
    </style:style>
    <style:style style:name="Heading_20_2" style:display-name="Heading 2" style:family="paragraph" style:parent-style-name="Heading" style:next-style-name="Text_20_body" style:list-style-name="Numbering_20_1" style:class="text" style:master-page-name="" style:default-outline-level="2">
      <style:paragraph-properties fo:background-color="transparent">
        <style:background-image/>
      </style:paragraph-properties>
      <style:text-properties fo:font-size="130%"/>
    </style:style>
    <style:style style:name="Heading_20_3" style:display-name="Heading 3" style:family="paragraph" style:parent-style-name="Heading" style:next-style-name="Text_20_body" style:list-style-name="Numbering_20_1" style:class="text" style:master-page-name="" style:default-outline-level="3">
      <style:paragraph-properties fo:background-color="transparent">
        <style:background-image/>
      </style:paragraph-properties>
      <style:text-properties fo:font-size="110%"/>
    </style:style>
    <style:style style:name="Heading_20_4" style:display-name="Heading 4" style:family="paragraph" style:parent-style-name="Heading_20_3" style:next-style-name="Text_20_body" style:class="text" style:master-page-name="" style:default-outline-level="4">
      <style:paragraph-properties fo:margin-top="0.199cm" fo:margin-bottom="0cm"/>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master-page-name="">
      <style:paragraph-properties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cm" fo:margin-bottom="0.101cm" text:number-lines="false" text:line-number="0"/>
      <style:text-properties fo:font-style="italic"/>
    </style:style>
    <style:style style:name="Table" style:family="paragraph" style:parent-style-name="Caption" style:class="extra">
      <style:text-properties style:font-weight-asian="normal" style:font-weight-complex="normal"/>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1.499cm" text:min-label-distance="0.3cm"/>
      </text:list-level-style-number>
      <text:list-level-style-number text:level="2" text:style-name="Numbering_20_Symbols" style:num-suffix="." style:num-format="1" text:display-levels="2">
        <style:list-level-properties text:min-label-width="1.499cm" text:min-label-distance="0.3cm"/>
      </text:list-level-style-number>
      <text:list-level-style-number text:level="3" text:style-name="Numbering_20_Symbols" style:num-suffix="." style:num-format="1" text:display-levels="3">
        <style:list-level-properties text:min-label-width="1.499cm" text:min-label-distance="0.3cm"/>
      </text:list-level-style-number>
      <text:list-level-style-number text:level="4" text:style-name="Numbering_20_Symbols" style:num-suffix="." style:num-format="1" text:display-levels="4">
        <style:list-level-properties text:min-label-width="1.499cm" text:min-label-distance="0.3cm"/>
      </text:list-level-style-number>
      <text:list-level-style-number text:level="5" text:style-name="Numbering_20_Symbols" style:num-suffix="." style:num-format="1" text:display-levels="5">
        <style:list-level-properties text:min-label-width="1.499cm" text:min-label-distance="0.3cm"/>
      </text:list-level-style-number>
      <text:list-level-style-number text:level="6" text:style-name="Numbering_20_Symbols" style:num-suffix="." style:num-format="1" text:display-levels="6">
        <style:list-level-properties text:min-label-width="1.499cm" text:min-label-distance="0.3cm"/>
      </text:list-level-style-number>
      <text:list-level-style-number text:level="7" text:style-name="Numbering_20_Symbols" style:num-suffix="." style:num-format="1" text:display-levels="7">
        <style:list-level-properties text:min-label-width="1.499cm" text:min-label-distance="0.3cm"/>
      </text:list-level-style-number>
      <text:list-level-style-number text:level="8" text:style-name="Numbering_20_Symbols" style:num-suffix="." style:num-format="1" text:display-levels="8">
        <style:list-level-properties text:min-label-width="1.499cm" text:min-label-distance="0.3cm"/>
      </text:list-level-style-number>
      <text:list-level-style-number text:level="9" text:style-name="Numbering_20_Symbols" style:num-suffix="." style:num-format="1" text:display-levels="9">
        <style:list-level-properties text:min-label-width="1.499cm" text:min-label-distance="0.3cm"/>
      </text:list-level-style-number>
      <text:list-level-style-number text:level="10" text:style-name="Numbering_20_Symbols" style:num-suffix="." style:num-format="1" text:display-levels="10">
        <style:list-level-properties text:min-label-width="1.499cm" text:min-label-distance="0.3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1.001cm" fo:page-height="29.7cm" style:num-format="1" style:print-orientation="portrait" fo:margin-top="2.499cm" fo:margin-bottom="2.499cm" fo:margin-left="3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footer>
        <text:p text:style-name="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ohan Jonkers</meta:initial-creator>
    <meta:creation-date>2007-04-24T10:47:56</meta:creation-date>
    <dc:creator>Johan Jonkers</dc:creator>
    <dc:date>2007-06-19T16:45:22</dc:date>
    <dc:language>en-US</dc:language>
    <meta:editing-cycles>4</meta:editing-cycles>
    <meta:editing-duration>PT4H1M58S</meta:editing-duration>
    <meta:template xlink:type="simple" xlink:actuate="onRequest" xlink:role="template" xlink:href="../../../../../../.openoffice.org2/user/template/cq2styles.ott" xlink:title="cq2styles" meta:date="2007-04-24T10:47:54"/>
    <meta:user-defined meta:name="Info 1"/>
    <meta:user-defined meta:name="Info 2"/>
    <meta:user-defined meta:name="Info 3"/>
    <meta:user-defined meta:name="Info 4"/>
    <meta:document-statistic meta:table-count="3" meta:image-count="0" meta:object-count="0" meta:page-count="9" meta:paragraph-count="109" meta:word-count="1459" meta:character-count="8965"/>
  </office:meta>
</office:document-meta>
</file>